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395cm"/>
    </style:style>
    <style:style style:name="co2" style:family="table-column">
      <style:table-column-properties fo:break-before="auto" style:column-width="20.302cm"/>
    </style:style>
    <style:style style:name="co3" style:family="table-column">
      <style:table-column-properties fo:break-before="auto" style:column-width="7.387cm"/>
    </style:style>
    <style:style style:name="co4" style:family="table-column">
      <style:table-column-properties fo:break-before="auto" style:column-width="13.41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 U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 U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fo:color="#ff3838" style:text-outline="false" style:text-line-through-style="none" style:text-line-through-type="none" style:font-name="Liberation Serif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 U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erif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 U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fo:font-size="14pt" style:font-size-asian="14pt" style:font-size-complex="14pt"/>
    </style:style>
    <style:style style:name="ce11" style:family="table-cell" style:parent-style-name="Default">
      <style:text-properties fo:color="#b788d3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0pt" style:font-name-asian="DejaVu Sans" style:font-size-asian="10pt" style:font-name-complex="Noto Sans Arabic UI" style:font-size-complex="10pt"/>
    </style:style>
    <style:style style:name="ce14" style:family="table-cell" style:parent-style-name="Default">
      <style:text-properties fo:color="#b788d3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788d3" style:font-name="Monospace" fo:font-size="10pt" fo:language="none" fo:country="none" style:font-name-asian="Monospace" style:font-size-asian="10pt" style:language-asian="none" style:country-asian="none" style:font-name-complex="Monospace" style:font-size-complex="10pt" style:language-complex="none" style:country-complex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838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b788d3" style:font-name="Monospace" fo:font-size="10pt" style:font-name-asian="Monospace" style:font-name-complex="Monospace" style:font-size-asian="10pt" style:font-size-complex="10pt"/>
    </style:style>
    <style:style style:name="T2" style:family="text">
      <style:text-properties style:font-name="Monospace" fo:font-size="10pt" style:font-name-asian="Monospace" style:font-name-complex="Monospace" style:font-size-asian="10pt" style:font-size-complex="10pt" fo:color="#9e9e9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8"/>
        <table:table-column table:style-name="co4" table:default-cell-style-name="Default"/>
        <table:table-column table:style-name="co5" table:number-columns-repeated="9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office:value-type="string" calcext:value-type="string">
            <text:p>Nome tabela banco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<text:a xlink:href="https://dados.ons.org.br/dataset/balanco_dessem_geral" xlink:type="simple">Balanço de Energia do DESSEM - Geral</text:a></text:p>
          </table:table-cell>
          <table:table-cell office:value-type="string" calcext:value-type="string">
            <text:p>BALANCO_ENERGIA_DESSEM_GERAL</text:p>
          </table:table-cell>
          <table:table-cell/>
          <table:table-cell office:value-type="string" calcext:value-type="string">
            <text:p>BALANCO_ENERGIA_DESSEM_DETALHADO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balanco_dessem_detalhe/BALANCO_DESSEM_DETALHE_2025_07_29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dados.ons.org.br/dataset/balanco_dessem_detalhe" xlink:type="simple">Balanço de Energia do DESSEM - Detalhado</text:a></text:p>
          </table:table-cell>
          <table:table-cell office:value-type="string" calcext:value-type="string">
            <text:p>BALANCO_ENERGIA_DESSEM_DETALHADO</text:p>
          </table:table-cell>
          <table:table-cell/>
          <table:table-cell office:value-type="string" calcext:value-type="string">
            <text:p>BALANCO_ENERGIA_DESSEM_GERAL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balanco_dessem_geral/BALANCO_DESSEM_GERAL_2025_07_29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dados.ons.org.br/dataset/balanco-energia-subsistema" xlink:type="simple">Balanço de Energia nos Subsistemas</text:a></text:p>
          </table:table-cell>
          <table:table-cell office:value-type="string" calcext:value-type="string">
            <text:p>BALANCO_ENERGIA_SUBSISTEMA</text:p>
          </table:table-cell>
          <table:table-cell/>
          <table:table-cell office:value-type="string" calcext:value-type="string">
            <text:p>BALANCO_ENERGIA_SUBSISTEMA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balanco_energia_subsistema_ho/BALANCO_ENERGIA_SUBSISTEMA_2025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dados.ons.org.br/dataset/capacidade-geracao" xlink:type="simple">Capacidade Instalada de Geração</text:a></text:p>
          </table:table-cell>
          <table:table-cell office:value-type="string" calcext:value-type="string">
            <text:p>CAPACIDADE_INSTALADA_GERACAO</text:p>
          </table:table-cell>
          <table:table-cell/>
          <table:table-cell office:value-type="string" calcext:value-type="string">
            <text:p>CAPACIDADE_INSTALADA_GERACAO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capacidade</text:p>
          </table:table-cell>
          <table:table-cell office:value-type="string" calcext:value-type="string">
            <text:p>geracao/CAPACIDADE_GERACAO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dados.ons.org.br/dataset/capacidade-transformacao" xlink:type="simple">Capacidade de Transformação da Rede Básica</text:a></text:p>
          </table:table-cell>
          <table:table-cell office:value-type="string" calcext:value-type="string">
            <text:p>CAPACIDADE_TRANSFORMACAO_REDE_BASICA</text:p>
          </table:table-cell>
          <table:table-cell/>
          <table:table-cell office:value-type="string" calcext:value-type="string">
            <text:p>CAPACIDADE_TRANSFORMACAO_REDE_BASICA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capacidade</text:p>
          </table:table-cell>
          <table:table-cell office:value-type="string" calcext:value-type="string">
            <text:p>transformacao/CAPACIDADE_TRANSFORMACAO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dados.ons.org.br/dataset/carga-energia" xlink:type="simple">Carga de Energia Diária</text:a></text:p>
          </table:table-cell>
          <table:table-cell office:value-type="string" calcext:value-type="string">
            <text:p>CARGA_ENERGIA_DIARIA</text:p>
          </table:table-cell>
          <table:table-cell/>
          <table:table-cell office:value-type="string" calcext:value-type="string">
            <text:p>CARGA_ENERGIA_DIARIA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carga_energia_di/CARGA_ENERGIA_2025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dados.ons.org.br/dataset/carga-mensal" xlink:type="simple">Carga de Energia Mensal</text:a></text:p>
          </table:table-cell>
          <table:table-cell office:value-type="string" calcext:value-type="string">
            <text:p>CARGA_ENERGIA_MENSAL</text:p>
          </table:table-cell>
          <table:table-cell/>
          <table:table-cell office:value-type="string" calcext:value-type="string">
            <text:p>CARGA_ENERGIA_MENSAL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carga_energia_me/CARGA_MENSAL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dados.ons.org.br/dataset/carga-energia-programada" xlink:type="simple">Carga de Energia Programada</text:a></text:p>
          </table:table-cell>
          <table:table-cell table:style-name="ce7" office:value-type="string" calcext:value-type="string">
            <text:p>CARGA_ENERGIA_PROGRAMAD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a xlink:href="https://dados.ons.org.br/dataset/carga-energia-verificada" xlink:type="simple">Carga de Energia Verificada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a xlink:href="https://dados.ons.org.br/dataset/cargaglobal-roraima" xlink:type="simple">Carga Global de Roraima</text:a></text:p>
          </table:table-cell>
          <table:table-cell office:value-type="string" calcext:value-type="string">
            <text:p>CARGA_GLOBAL_RORAIMA</text:p>
          </table:table-cell>
          <table:table-cell/>
          <table:table-cell office:value-type="string" calcext:value-type="string">
            <text:p>CARGA_GLOBAL_RORAIMA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cargaglobal_roraima/CargaGlobalRoraima</text:p>
          </table:table-cell>
          <table:table-cell office:value-type="string" calcext:value-type="string">
            <text:p>2025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dados.ons.org.br/dataset/cmo-semanal" xlink:type="simple">CMO Semanal</text:a></text:p>
          </table:table-cell>
          <table:table-cell office:value-type="string" calcext:value-type="string">
            <text:p>CMO_SEMANAL</text:p>
          </table:table-cell>
          <table:table-cell/>
          <table:table-cell office:value-type="string" calcext:value-type="string">
            <text:p>CMO_SEMANAL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cmo_se/CMO_SEMANAL_2025.csv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<text:a xlink:href="https://dados.ons.org.br/dataset/cmo-semi-horario" xlink:type="simple">CMO Semi-Horário</text:a></text:p>
          </table:table-cell>
          <table:table-cell table:style-name="ce17" office:value-type="string" calcext:value-type="string">
            <text:p>CMO_SEMIHORARIO</text:p>
          </table:table-cell>
          <table:table-cell table:style-name="ce24"/>
          <table:table-cell office:value-type="string" calcext:value-type="string">
            <text:p>CMO_SEMIHORARIO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cmo_tm/CMO_SEMIHORARIO_2025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dados.ons.org.br/dataset/curva-carga" xlink:type="simple">Curva de Carga Horária</text:a></text:p>
          </table:table-cell>
          <table:table-cell table:style-name="ce17" office:value-type="string" calcext:value-type="string">
            <text:p>CURVA_CARGA_HORARIA</text:p>
          </table:table-cell>
          <table:table-cell/>
          <table:table-cell office:value-type="string" calcext:value-type="string">
            <text:p>CURVA_CARGA_HORARIA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curva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ho/CURVA_CARGA_2025.c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ados.ons.org.br/dataset/cvu-usitermica" xlink:type="simple">CVU das Usinas Térmicas</text:a></text:p>
          </table:table-cell>
          <table:table-cell office:value-type="string" calcext:value-type="string">
            <text:p>CVU_USINAS_TERMICAS</text:p>
          </table:table-cell>
          <table:table-cell/>
          <table:table-cell table:style-name="ce3" office:value-type="string" calcext:value-type="string">
            <text:p>CVU_USINAS_TERMICAS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cvu_usitermica_se/CVU_USINA_TERMICA_2025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dados.ons.org.br/dataset/bacia_contorno" xlink:type="simple">Contornos das Bacias Hidrográficas</text:a></text:p>
          </table:table-cell>
          <table:table-cell office:value-type="string" calcext:value-type="string">
            <text:p>DADOS_HIDROLOGICOS_RESERVATORIOS_DIARIOS</text:p>
          </table:table-cell>
          <table:table-cell/>
          <table:table-cell office:value-type="string" calcext:value-type="string">
            <text:p>DADOS_DOS_PROGRAMADOS_DOS_ELEMENTOS_DE_FLUXO_CONTROLADO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dados_hidrologicos_di/DADOS_HIDROLOGICOS_RES_2025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dados.ons.org.br/dataset/dados-hidrologicos-res" xlink:type="simple">Dados Hidrológicos de Reservatórios - Base Diária</text:a></text:p>
          </table:table-cell>
          <table:table-cell office:value-type="string" calcext:value-type="string">
            <text:p>DADOS_HIDROLOGICOS_RESERVATORIOS_HORARIOS</text:p>
          </table:table-cell>
          <table:table-cell/>
          <table:table-cell office:value-type="string" calcext:value-type="string">
            <text:p>DADOS_DOS_VALORES_DA_PROGRAMACAO_DIARIA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dados_hidrologicos_ho/DADOS_HIDROLOGICOS_HO_2025_07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dados.ons.org.br/dataset/dados_hidrologicos_ho" xlink:type="simple">Dados Hidrológicos de Reservatórios - Base Horária</text:a></text:p>
          </table:table-cell>
          <table:table-cell office:value-type="string" calcext:value-type="string">
            <text:p>DADOS_HIDROLOGICOS_VOLUME_ESPERA_RECOMENDADO</text:p>
          </table:table-cell>
          <table:table-cell/>
          <table:table-cell office:value-type="string" calcext:value-type="string">
            <text:p>DADOS_HIDROLOGICOS_RESERVATORIOS_DIARIOS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disponibilidade_usina_ho/DISPONIBILIDADE_USINA_2025_07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dados.ons.org.br/dataset/res_volumeespera" xlink:type="simple">Dados Hidrológicos - Volume de Espera Recomendado</text:a></text:p>
          </table:table-cell>
          <table:table-cell table:number-columns-repeated="2"/>
          <table:table-cell office:value-type="string" calcext:value-type="string">
            <text:p>DADOS_HIDROLOGICOS_RESERVATORIOS_HORARIOS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ear_bacia_di/EAR_DIARIO_BACIAS_2025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dados.ons.org.br/dataset/programacao_fluxo_controlado" xlink:type="simple">Dados dos Programados dos Elementos de Fluxo Controlado</text:a></text:p>
          </table:table-cell>
          <table:table-cell office:value-type="string" calcext:value-type="string">
            <text:p>DADOS_DOS_PROGRAMADOS_DOS_ELEMENTOS_DE_FLUXO_CONTROLADO</text:p>
          </table:table-cell>
          <table:table-cell/>
          <table:table-cell office:value-type="string" calcext:value-type="string">
            <text:p>DADOS_HIDROLOGICOS_VOLUME_ESPERA_RECOMENDADO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ear_ree_di/EAR_DIARIO_REE_2025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dados.ons.org.br/dataset/programacao_x_previsao" xlink:type="simple">Dados dos Valores da Previsão Versus Programado - Eólicas e Solares</text:a></text:p>
          </table:table-cell>
          <table:table-cell office:value-type="string" calcext:value-type="string">
            <text:p>DADOS_PVP_EOL_SOLAR</text:p>
          </table:table-cell>
          <table:table-cell/>
          <table:table-cell office:value-type="string" calcext:value-type="string">
            <text:p>DADOS_PVP_EOL_SOLA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ear_reservatorio_di/EAR_DIARIO_RESERVATORIOS_2025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dados.ons.org.br/dataset/programacao_diaria" xlink:type="simple">Dados dos Valores da Programação Diária</text:a></text:p>
          </table:table-cell>
          <table:table-cell office:value-type="string" calcext:value-type="string">
            <text:p>DADOS_DOS_VALORES_DA_PROGRAMACAO_DIARIA</text:p>
          </table:table-cell>
          <table:table-cell/>
          <table:table-cell office:value-type="string" calcext:value-type="string">
            <text:p>EAR_DIARIO_POR_BACIA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ear_subsistema_di/EAR_DIARIO_SUBSISTEMA_2025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dados.ons.org.br/dataset/disponibilidade_usina" xlink:type="simple">Disponibilidade de Usinas</text:a></text:p>
          </table:table-cell>
          <table:table-cell office:value-type="string" calcext:value-type="string">
            <text:p>DADOS_DE_DISPONIBILIDADE_DE_USINAS_EM_BASE_HORARIA</text:p>
          </table:table-cell>
          <table:table-cell/>
          <table:table-cell office:value-type="string" calcext:value-type="string">
            <text:p>EAR_DIARIO_POR_SUBSISTEMA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ena_bacia_di/ENA_DIARIO_BACIAS_2025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dados.ons.org.br/dataset/ear-diario-por-bacia" xlink:type="simple">EAR Diário por Bacia</text:a></text:p>
          </table:table-cell>
          <table:table-cell office:value-type="string" calcext:value-type="string">
            <text:p>EAR_DIARIO_POR_BACIA</text:p>
          </table:table-cell>
          <table:table-cell/>
          <table:table-cell office:value-type="string" calcext:value-type="string">
            <text:p>EAR_DIARIO_REE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ena_ree_di/ENA_DIARIO_REE_2025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dados.ons.org.br/dataset/ear-diario-por-ree-reservatorio-equivalente-de-energia" xlink:type="simple">EAR Diário por REE - Reservatório Equivalente de Energia</text:a></text:p>
          </table:table-cell>
          <table:table-cell office:value-type="string" calcext:value-type="string">
            <text:p>EAR_DIARIO_REE</text:p>
          </table:table-cell>
          <table:table-cell/>
          <table:table-cell office:value-type="string" calcext:value-type="string">
            <text:p>EAR_DIARIO_RESEVATORIO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ena_reservatorio_di/ENA_DIARIO_RESERVATORIOS_2025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dados.ons.org.br/dataset/ear-diario-por-reservatorio" xlink:type="simple">EAR Diário por Reservatório</text:a></text:p>
          </table:table-cell>
          <table:table-cell office:value-type="string" calcext:value-type="string">
            <text:p>EAR_DIARIO_RESEVATORIO</text:p>
          </table:table-cell>
          <table:table-cell/>
          <table:table-cell office:value-type="string" calcext:value-type="string">
            <text:p>ENA_DIARIO_POR_BACIA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ena_subsistema_di/ENA_DIARIO_SUBSISTEMA_2025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dados.ons.org.br/dataset/ear-diario-por-subsistema" xlink:type="simple">EAR Diário por Subsistema</text:a></text:p>
          </table:table-cell>
          <table:table-cell office:value-type="string" calcext:value-type="string">
            <text:p>EAR_Diario_por_Subsistema</text:p>
          </table:table-cell>
          <table:table-cell/>
          <table:table-cell office:value-type="string" calcext:value-type="string">
            <text:p>ENA_DIARIO_POR_REE_RESERVATORIO_EQUIVALENTE_DE_ENERGIA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energia_vertida_turbinavel_ho/ENERGIA_VERTIDA_TURBINAVEL_2025_07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dados.ons.org.br/dataset/ena-diario-por-bacia" xlink:type="simple">ENA Diário por Bacia</text:a></text:p>
          </table:table-cell>
          <table:table-cell office:value-type="string" calcext:value-type="string">
            <text:p>ENA_Diario_por_Bacia</text:p>
          </table:table-cell>
          <table:table-cell/>
          <table:table-cell office:value-type="string" calcext:value-type="string">
            <text:p>ENA_DIARIO_POR_RESEVATORIO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equipamento_controle_reativo/EQP_CONTROLE_REATIVO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dados.ons.org.br/dataset/ena-diario-por-ree-reservatorio-equivalente-de-energia" xlink:type="simple">ENA Diário por REE - Reservatório Equivalente de Energia</text:a></text:p>
          </table:table-cell>
          <table:table-cell office:value-type="string" calcext:value-type="string">
            <text:p>ENA_DIARIO_POR_REE_RESERVATORIO_EQUIVALENTE_DE_ENERGIA</text:p>
          </table:table-cell>
          <table:table-cell table:style-name="ce9"/>
          <table:table-cell office:value-type="string" calcext:value-type="string">
            <text:p>ENA_DIARIO_POR_SUBSISTEMA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fator_capacidade_2_di/FATOR_CAPACIDADE</text:p>
          </table:table-cell>
          <table:table-cell office:value-type="string" calcext:value-type="string">
            <text:p>2_2025_07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dados.ons.org.br/dataset/ena-diario-por-reservatorio" xlink:type="simple">ENA Diário por Reservatório</text:a></text:p>
          </table:table-cell>
          <table:table-cell office:value-type="string" calcext:value-type="string">
            <text:p>ENA_DIARIO_POR_RESEVATORIO</text:p>
          </table:table-cell>
          <table:table-cell table:style-name="ce9"/>
          <table:table-cell office:value-type="string" calcext:value-type="string">
            <text:p>ENERGIA_VERTIDA_TURBINAVEL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geracao_exportacao_internacional_ho/GERACAO_EXPORTACAO_INTERNACIONAL_2025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dados.ons.org.br/dataset/ena-diario-por-subsistema" xlink:type="simple">ENA Diário por Subsistema</text:a></text:p>
          </table:table-cell>
          <table:table-cell office:value-type="string" calcext:value-type="string">
            <text:p>ENA_Diario_por_Subsistema</text:p>
          </table:table-cell>
          <table:table-cell table:style-name="ce10"/>
          <table:table-cell office:value-type="string" calcext:value-type="string">
            <text:p>EQUIPAMENTOS_CONTROLE_REATIVOS_REDE_OPERACAO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geracao_termica_despacho_2_ho/GERACAO_TERMICA_DESPACHO</text:p>
          </table:table-cell>
          <table:table-cell office:value-type="string" calcext:value-type="string">
            <text:p>2_2025_07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dados.ons.org.br/dataset/energia-vertida-turbinavel" xlink:type="simple">Energia Vertida Turbinável</text:a></text:p>
          </table:table-cell>
          <table:table-cell office:value-type="string" calcext:value-type="string">
            <text:p>Energia_Vertida_Turbinavel</text:p>
          </table:table-cell>
          <table:table-cell/>
          <table:table-cell office:value-type="string" calcext:value-type="string">
            <text:p>FATOR_CAPACIDADE_GERACAO_EOLICA_SOLAR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geracao_usina_2_ho/GERACAO_USINA</text:p>
          </table:table-cell>
          <table:table-cell office:value-type="string" calcext:value-type="string">
            <text:p>2_2025_07.csv</text:p>
          </table:table-cell>
          <table:table-cell table:number-columns-repeated="2"/>
          <table:table-cell office:value-type="string" calcext:value-type="string">
            <text:p>2_2025.csv</text:p>
          </table:table-cell>
        </table:table-row>
        <table:table-row table:style-name="ro1">
          <table:table-cell office:value-type="string" calcext:value-type="string">
            <text:p><text:a xlink:href="https://dados.ons.org.br/dataset/equipamento-controle-reativo" xlink:type="simple">Equipamentos de Controle de Reativos da Rede de Operação</text:a></text:p>
          </table:table-cell>
          <table:table-cell office:value-type="string" calcext:value-type="string">
            <text:p>Equipamentos_Controle_Reativos_Rede_Operação</text:p>
          </table:table-cell>
          <table:table-cell/>
          <table:table-cell office:value-type="string" calcext:value-type="string">
            <text:p>GERACAO_COMERCIAL_PARA_EXPORTACAO_INTERNACIONAL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grandezas_fluviometricas_di/GRANDEZAS_FLUVIOMETRICAS_2025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dados.ons.org.br/dataset/fator-capacidade-2" xlink:type="simple">Fator de Capacidade de Geração Eólica e Solar</text:a></text:p>
          </table:table-cell>
          <table:table-cell office:value-type="string" calcext:value-type="string">
            <text:p><text:span text:style-name="T1">Fator_Capacidade_Gera</text:span><text:span text:style-name="T2">ção_Eolica_Solar</text:span></text:p>
          </table:table-cell>
          <table:table-cell/>
          <table:table-cell office:value-type="string" calcext:value-type="string">
            <text:p>GERACAO_TERMICA_MOTIVO_DESPACHO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importacaoenergia</text:p>
          </table:table-cell>
          <table:table-cell office:value-type="string" calcext:value-type="string">
            <text:p>comerc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/IMPORTACAOENERGIA_COMERCIAL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geracao-exportacao-internacional" xlink:type="simple">Geração Comercial Para Exportação Internacional</text:a></text:p>
          </table:table-cell>
          <table:table-cell office:value-type="string" calcext:value-type="string">
            <text:p><text:span text:style-name="T1">Gera</text:span><text:span text:style-name="T2">ção_Comercial_Para_Exportação_Internacional</text:span></text:p>
          </table:table-cell>
          <table:table-cell/>
          <table:table-cell office:value-type="string" calcext:value-type="string">
            <text:p>GERACAO_USINA_BASE_HORARIA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ind</text:p>
          </table:table-cell>
          <table:table-cell office:value-type="string" calcext:value-type="string">
            <text:p>disponibilidade</text:p>
          </table:table-cell>
          <table:table-cell office:value-type="string" calcext:value-type="string">
            <text:p>geracao</text:p>
          </table:table-cell>
          <table:table-cell office:value-type="string" calcext:value-type="string">
            <text:p>sin/IND_DISPONIBILIDADE_GERACAO_2025.csv</text:p>
          </table:table-cell>
          <table:table-cell/>
        </table:table-row>
        <table:table-row table:style-name="ro1">
          <table:table-cell office:value-type="string" calcext:value-type="string">
            <text:p><text:a xlink:href="https://dados.ons.org.br/dataset/geracao-usina-2" xlink:type="simple">Geração por Usina em Base Horária</text:a></text:p>
          </table:table-cell>
          <table:table-cell office:value-type="string" calcext:value-type="string">
            <text:p>GERACAO_USINA_BASE_HORARIA</text:p>
          </table:table-cell>
          <table:table-cell/>
          <table:table-cell office:value-type="string" calcext:value-type="string">
            <text:p>GRANDEZAS_FLUVIOMETRICAS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ind_confiarb_atls/IND_CONFIARB_ATLS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dados.ons.org.br/dataset/geracao-termica-despacho-2" xlink:type="simple">Geração Térmica por Motivo de Despacho</text:a></text:p>
          </table:table-cell>
          <table:table-cell office:value-type="string" calcext:value-type="string">
            <text:p>GERACAO_TERMICA_MOTIVO_DESPACHO</text:p>
          </table:table-cell>
          <table:table-cell/>
          <table:table-cell office:value-type="string" calcext:value-type="string">
            <text:p>ICRB</text:p>
          </table:table-cell>
          <table:table-cell office:value-type="string" calcext:value-type="string">
            <text:p>CCAT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ind_confiarb_ccal/IND_CONFIARB_CCAL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dados.ons.org.br/dataset/grandezas_fluviometricas" xlink:type="simple">Grandezas Fluviométricas</text:a></text:p>
          </table:table-cell>
          <table:table-cell office:value-type="string" calcext:value-type="string">
            <text:p>Grandezas_Fluviometricas</text:p>
          </table:table-cell>
          <table:table-cell/>
          <table:table-cell office:value-type="string" calcext:value-type="string">
            <text:p>ICRB</text:p>
          </table:table-cell>
          <table:table-cell office:value-type="string" calcext:value-type="string">
            <text:p>CIPER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ind_confiarb_ccat/IND_CONFIARB_CCAT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dados.ons.org.br/dataset/importacaoenergia-comercial-2" xlink:type="simple">Importação de Energia na Modalidade Comercial por Bloco</text:a></text:p>
          </table:table-cell>
          <table:table-cell office:value-type="string" calcext:value-type="string">
            <text:p>Importacao_Energia_Modalidade_Comercial_Bloco</text:p>
          </table:table-cell>
          <table:table-cell/>
          <table:table-cell office:value-type="string" calcext:value-type="string">
            <text:p>ICRB_DF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ind_confiarb_ciper/IND_CONFIARB_CIPER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dados.ons.org.br/dataset/ind_confiarb_atls" xlink:type="simple">Indicadores de Confiabilidade da Rede Básica: ATLS – Atendimento aos Limites Sistêmicos</text:a></text:p>
          </table:table-cell>
          <table:table-cell office:value-type="string" calcext:value-type="string">
            <text:p>indicadores_conf_rede_basica_atls</text:p>
          </table:table-cell>
          <table:table-cell/>
          <table:table-cell office:value-type="string" calcext:value-type="string">
            <text:p>IDFT_LT_TRANSF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ind_confiarb_energianaosuprida/IND_CONFIARB_ENS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dados.ons.org.br/dataset/ind_confiarb_ccal" xlink:type="simple">Indicadores de Confiabilidade da Rede Básica: CCAL - Controle de Carregamento de Linhas de Transmissão</text:a></text:p>
          </table:table-cell>
          <table:table-cell table:style-name="ce11" office:value-type="string" calcext:value-type="string">
            <text:p>INDI_CNFIA_REDE_BASICA_TRANS</text:p>
          </table:table-cell>
          <table:table-cell/>
          <table:table-cell office:value-type="string" calcext:value-type="string">
            <text:p>IDF_TRANS_CONV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ind_confiarb_robustez/IND_CONFIARB_ROBUSTEZ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dados.ons.org.br/dataset/ind_confiarb_ccat" xlink:type="simple">Indicadores de Confiabilidade da Rede Básica: CCAT – Controle de Carregamento de Transformadores</text:a></text:p>
          </table:table-cell>
          <table:table-cell table:style-name="ce11" office:value-type="string" calcext:value-type="string">
            <text:p>ICRB-CCAT</text:p>
          </table:table-cell>
          <table:table-cell/>
          <table:table-cell office:value-type="string" calcext:value-type="string">
            <text:p>IEMP_INTERCAMBIO_ENERGIA_POR_MODALIDADE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ind_confiarb_severidade/IND_CONFIARB_SEVERIDADE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dados.ons.org.br/dataset/ind_confiarb_ciper" xlink:type="simple">Indicadores de Confiabilidade da Rede Básica: CIPER – Carga Interrompida por Perturbações</text:a></text:p>
          </table:table-cell>
          <table:table-cell table:style-name="ce12" office:value-type="string" calcext:value-type="string">
            <text:p>ICRB-CIPER</text:p>
          </table:table-cell>
          <table:table-cell/>
          <table:table-cell office:value-type="string" calcext:value-type="string">
            <text:p>IFT_ECR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ind_disponibilidade_fgeracao_uge_an/IND_DISPONIBILIDADE_FCGERACAO_UGE_ANUAL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dados.ons.org.br/dataset/groups/ind_confiarb_dreq_freq" xlink:type="simple">Indicadores de Confiabilidade da Rede Básica: DREQ, FREQ</text:a></text:p>
          </table:table-cell>
          <table:table-cell table:style-name="ce11" office:value-type="string" calcext:value-type="string">
            <text:p>ICRB_DF</text:p>
          </table:table-cell>
          <table:table-cell/>
          <table:table-cell office:value-type="string" calcext:value-type="string">
            <text:p>IMPORTACAO_ENERGIA_MODALIDADE_COMERCIAL_BLOCO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ind_disponibilidade_fgeracao_uge_me/IND_DISPONIBILIDADE_FCGERACAO_UGE_MENSAL_2025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dados.ons.org.br/dataset/ind_confiarb_energianaosuprida" xlink:type="simple">Indicadores de Confiabilidade da Rede Básica: ENS – Energia Não Suprida</text:a></text:p>
          </table:table-cell>
          <table:table-cell table:style-name="ce11" office:value-type="string" calcext:value-type="string">
            <text:p>REDE_BASICA_ENS</text:p>
          </table:table-cell>
          <table:table-cell/>
          <table:table-cell office:value-type="string" calcext:value-type="string">
            <text:p>INDICADORES_CONF_REDE_BASICA_ATLS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ind_disponibilidade_ft_conversor_me/IND_DISPONIBILIDADE_FT_CONVERSOR_2025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dados.ons.org.br/dataset/ind_confiarb_robustez" xlink:type="simple">Indicadores de Confiabilidade da Rede Básica: Robustez – RMAL, RMCS, RRB E RRBCS</text:a></text:p>
          </table:table-cell>
          <table:table-cell table:style-name="ce11" office:value-type="string" calcext:value-type="string">
            <text:p>TB_INDICADORES_CONF_REDE_BASICA_ROBUSTEZ</text:p>
          </table:table-cell>
          <table:table-cell/>
          <table:table-cell office:value-type="string" calcext:value-type="string">
            <text:p>INDI_CNFIA_REDE_BASICA_TRANS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ind_disponibilidade_ft_reativo_me/IND_DISPONIBILIDADE_FT_REATIVO_2025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dados.ons.org.br/dataset/ind_confiarb_severidade" xlink:type="simple">Indicadores de Confiabilidade da Rede Básica: SM - Severidade das Perturbações</text:a></text:p>
          </table:table-cell>
          <table:table-cell table:style-name="ce13" office:value-type="string" calcext:value-type="string">
            <text:p>IND_CONF_RB_SM_SEVERIDADE</text:p>
          </table:table-cell>
          <table:table-cell/>
          <table:table-cell office:value-type="string" calcext:value-type="string">
            <text:p>IND_CONF_RB_SM_SEVERIDADE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ind_disponibilidade_ft_trlt_me/IND_DISPONIBILIDADE_FT_TRLT_2025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dados.ons.org.br/dataset/ind_providencia_ecpa_pcpa" xlink:type="simple">Indicadores de Cumprimento de Providências: ECPA E PCPA</text:a></text:p>
          </table:table-cell>
          <table:table-cell table:style-name="ce11" office:value-type="string" calcext:value-type="string">
            <text:p>IND_ECPA_PCPA</text:p>
          </table:table-cell>
          <table:table-cell/>
          <table:table-cell office:value-type="string" calcext:value-type="string">
            <text:p>IND_DESEMP_FUN_GER_UNID_GER_MENSAL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ind_providencia_ecpa_pcpa/IND_PROVIDENCIA_ECPA_PCPA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dados.ons.org.br/dataset/ind-disponibilidade-geracao-sin" xlink:type="simple">Indicadores de Disponibilidade de Função Geração para o SIN – Base Mensal</text:a></text:p>
          </table:table-cell>
          <table:table-cell table:style-name="ce14" office:value-type="string" calcext:value-type="string">
            <text:p>TB_IND_DISP_FUN_GER_SIN_MENSAL</text:p>
          </table:table-cell>
          <table:table-cell/>
          <table:table-cell office:value-type="string" calcext:value-type="string">
            <text:p>INTERCAMBIOS_ENTRE_SUBSISTEMAS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ind_qualid_dfd_evento/IND_QUALID_DFD_EVENTO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dados.ons.org.br/dataset/ind_disponibilidade_ft_reativo" xlink:type="simple">Indicadores de Disponibilidade de Função Transmissão – Equipamentos de Controle de Reativo</text:a></text:p>
          </table:table-cell>
          <table:table-cell table:style-name="ce11" office:value-type="string" calcext:value-type="string">
            <text:p>IFT_ECR</text:p>
          </table:table-cell>
          <table:table-cell/>
          <table:table-cell office:value-type="string" calcext:value-type="string">
            <text:p>INT_SIN_OUT_P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ind_qualid_dfd_meano/IND_QUALID_DFD_MEANO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dados.ons.org.br/dataset/ind_disponibilidade_ft_conversor" xlink:type="simple">Indicadores de Disponibilidade de Função Transmissão – Conversores</text:a></text:p>
          </table:table-cell>
          <table:table-cell table:style-name="ce11" office:value-type="string" calcext:value-type="string">
            <text:p>IDF_TRANS_CONV</text:p>
          </table:table-cell>
          <table:table-cell/>
          <table:table-cell office:value-type="string" calcext:value-type="string">
            <text:p>IQERB_DFD_MA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ind_qualid_dfp_regime/IND_QUALID_DFP_REGIME_PERMANENTE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dados.ons.org.br/dataset/ind_disponibilidade_ft_trlt" xlink:type="simple">Indicadores de Disponibilidade de Função Transmissão – Linhas de Transmissão e Transformadores</text:a></text:p>
          </table:table-cell>
          <table:table-cell table:style-name="ce11" office:value-type="string" calcext:value-type="string">
            <text:p>IDFT_LT_TRANSF</text:p>
          </table:table-cell>
          <table:table-cell/>
          <table:table-cell office:value-type="string" calcext:value-type="string">
            <text:p>IQERB_DFP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intercambio_internacional_ho/INTERCAMBIO_INTERNACIONAL_2025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dados.ons.org.br/dataset/ind_disponibilidade_fgeracao_uge_anual" xlink:type="simple">Indicadores de Desempenho das Funções Geração por Unidade Geradora em Base Anual</text:a></text:p>
          </table:table-cell>
          <table:table-cell table:style-name="ce14" office:value-type="string" calcext:value-type="string">
            <text:p>IND_DISPONIBILIDADE_FUNCAO_GERACAO_UGE_ANUAL</text:p>
          </table:table-cell>
          <table:table-cell/>
          <table:table-cell office:value-type="string" calcext:value-type="string">
            <text:p>IQE_DFD_EVENTOS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intercambio_modalidade_ho/INTERCAMBIO_ENERGIA_MODALIDADE_2025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dados.ons.org.br/dataset/ind_disponibilidade_fgeracao_uge_mensal" xlink:type="simple">Indicadores de Desempenho das Funções Geração por Unidade Geradora em Base Mensal</text:a></text:p>
          </table:table-cell>
          <table:table-cell table:style-name="ce11" office:value-type="string" calcext:value-type="string">
            <text:p>IND_DESEMP_FUN_GER_UNID_GER_MENSAL</text:p>
          </table:table-cell>
          <table:table-cell/>
          <table:table-cell office:value-type="string" calcext:value-type="string">
            <text:p>MOUSINA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intercambio_nacional_ho/INTERCAMBIO_NACIONAL_2025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dados.ons.org.br/dataset/ind_qualid_dfd_evento" xlink:type="simple">Indicadores de Qualidade de Energia da Rede Básica: DFD – Desempenho da Frequência em Distúrbios por Evento</text:a></text:p>
          </table:table-cell>
          <table:table-cell table:style-name="ce11" office:value-type="string" calcext:value-type="string">
            <text:p>IQE_DFD_EVENTOS</text:p>
          </table:table-cell>
          <table:table-cell/>
          <table:table-cell office:value-type="string" calcext:value-type="string">
            <text:p>OFERTAS_DE_PRECO_PARA_IMPORTACAO_OPI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linha_transmissao/LINHA_TRANSMISSAO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dados.ons.org.br/dataset/ind_qualid_dfd_meano" xlink:type="simple">Indicadores de Qualidade de Energia da Rede Básica: DFD – Desempenho da Frequência em Distúrbios - Mensal e Anual</text:a></text:p>
          </table:table-cell>
          <table:table-cell table:style-name="ce15" office:value-type="string" calcext:value-type="string">
            <text:p>IQERB_DFD_MA</text:p>
          </table:table-cell>
          <table:table-cell/>
          <table:table-cell office:value-type="string" calcext:value-type="string">
            <text:p>RCOUE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modalidade_usina/MODALIDADE_USINA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dados.ons.org.br/dataset/ind_qualid_dfp_regime" xlink:type="simple">Indicadores de Qualidade de Energia da Rede Básica: DFP – Desempenho da Frequência em Regime Permanente</text:a></text:p>
          </table:table-cell>
          <table:table-cell table:style-name="ce15" office:value-type="string" calcext:value-type="string">
            <text:p>IQERB_DFP</text:p>
          </table:table-cell>
          <table:table-cell/>
          <table:table-cell office:value-type="string" calcext:value-type="string">
            <text:p>RCU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ofertapreco</text:p>
          </table:table-cell>
          <table:table-cell office:value-type="string" calcext:value-type="string">
            <text:p>importacao</text:p>
          </table:table-cell>
          <table:table-cell office:value-type="string" calcext:value-type="string">
            <text:p>se/OFERTA_PRECO_IMPORTACAO_2025.c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ados.ons.org.br/dataset/intercambio-nacional" xlink:type="simple">Intercâmbios Entre Subsistemas</text:a></text:p>
          </table:table-cell>
          <table:table-cell table:style-name="ce11" office:value-type="string" calcext:value-type="string">
            <text:p>INTERCAMBIOSENTRESUBSISTEMAS</text:p>
          </table:table-cell>
          <table:table-cell/>
          <table:table-cell office:value-type="string" calcext:value-type="string">
            <text:p>REDE_BASICA_ENS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programacao_diaria/PROGRAMACAO_DIARIA_2025_07_29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dados.ons.org.br/dataset/intercambio-internacional" xlink:type="simple">Intercâmbio do SIN com Outros Países</text:a></text:p>
          </table:table-cell>
          <table:table-cell table:style-name="ce11" office:value-type="string" calcext:value-type="string">
            <text:p>INT_SIN_OUT_P</text:p>
          </table:table-cell>
          <table:table-cell/>
          <table:table-cell office:value-type="string" calcext:value-type="string">
            <text:p>REL_GRUPO_USINA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programacao_fluxo_controlado/PROGRAMACAO_FLUXO_CONTROLADO_2025_07_29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dados.ons.org.br/dataset/intercambio_modalidade" xlink:type="simple">Intercâmbio de Energia por Modalidade</text:a></text:p>
          </table:table-cell>
          <table:table-cell table:style-name="ce11" office:value-type="string" calcext:value-type="string">
            <text:p>IEMP_INTERCAMBIO_ENERGIA_POR_MODALIDADE</text:p>
          </table:table-cell>
          <table:table-cell/>
          <table:table-cell office:value-type="string" calcext:value-type="string">
            <text:p>RESERVATORIOS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programacao_x_previsao/PROGRAMACAO_X_PREVISAO_2025_07_29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dados.ons.org.br/dataset/linha-transmissao" xlink:type="simple">Linhas de Transmissão da Rede de Operação</text:a></text:p>
          </table:table-cell>
          <table:table-cell table:style-name="ce14" office:value-type="string" calcext:value-type="string">
            <text:p>LT_REDE_OPERACAO</text:p>
          </table:table-cell>
          <table:table-cell/>
          <table:table-cell office:value-type="string" calcext:value-type="string">
            <text:p>RESTRICAO_OPERACAO_CONSTRAINED_OFF_USINAS_FOTOVOLTAICAS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res_volumeespera/RES_VOLUMEESPERA_2025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dados.ons.org.br/dataset/modalidade-usina" xlink:type="simple">Modalidade de Operação de Usina</text:a></text:p>
          </table:table-cell>
          <table:table-cell table:style-name="ce11" office:value-type="string" calcext:value-type="string">
            <text:p>MOUSINA</text:p>
          </table:table-cell>
          <table:table-cell/>
          <table:table-cell office:value-type="string" calcext:value-type="string">
            <text:p>TB_INDICADORES_CONF_REDE_BASICA_ROBUSTEZ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reservatorio/RESERVATORIOS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dados.ons.org.br/dataset/ofertapreco-importacao" xlink:type="simple">Ofertas de Preço para Importação</text:a></text:p>
          </table:table-cell>
          <table:table-cell table:style-name="ce14" office:value-type="string" calcext:value-type="string">
            <text:p>OFERTASDEPRECOPARAIMPORTACAO_OPI</text:p>
          </table:table-cell>
          <table:table-cell/>
          <table:table-cell office:value-type="string" calcext:value-type="string">
            <text:p>TB_IND_DISP_FUN_GER_SIN_MENSAL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restricao_coff_eolica_detail_tm/RESTRICAO_COFF_EOLICA_DETAIL_2025_07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dados.ons.org.br/dataset/usina_conjunto" xlink:type="simple">Relacionamento Entre Conjuntos e Usinas</text:a></text:p>
          </table:table-cell>
          <table:table-cell table:style-name="ce11" office:value-type="string" calcext:value-type="string">
            <text:p>RCU</text:p>
          </table:table-cell>
          <table:table-cell/>
          <table:table-cell office:value-type="string" calcext:value-type="string">
            <text:p>USINAS_EOLICAS_CONSTRAINED_OFF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restricao_coff_eolica_tm/RESTRICAO_COFF_EOLICA_2025_07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dados.ons.org.br/dataset/usina_pqu" xlink:type="simple">Relacionamento Entre Grupos de Pequenas Usinas e Usinas</text:a></text:p>
          </table:table-cell>
          <table:table-cell table:style-name="ce11" office:value-type="string" calcext:value-type="string">
            <text:p>REL_GRUPO_USINA</text:p>
          </table:table-cell>
          <table:table-cell/>
          <table:table-cell office:value-type="string" calcext:value-type="string">
            <text:p>USINAS_FOTOVOLTAICAS_CONSTRAINED_OFF </text:p>
          </table:table-cell>
          <table:table-cell/>
          <table:table-cell office:value-type="string" calcext:value-type="string">
            <text:p><text:s/>https://on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opendata.s3.amazonaws.com/dataset/restricao_coff_fotovoltaica_detail_tm/RESTRICAO_COFF_FOTOVOLTAICA_DETAIL_2025_07.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dados.ons.org.br/dataset/reservatorio" xlink:type="simple">Reservatórios</text:a></text:p>
          </table:table-cell>
          <table:table-cell table:style-name="ce11" office:value-type="string" calcext:value-type="string">
            <text:p>RESERVATORIO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a xlink:href="https://dados.ons.org.br/dataset/restricao_coff_eolica_usi" xlink:type="simple">Restrição de Operação por Constrained-off de Usinas Eólicas</text:a></text:p>
          </table:table-cell>
          <table:table-cell table:style-name="ce11" office:value-type="string" calcext:value-type="string">
            <text:p>RCO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a xlink:href="https://dados.ons.org.br/dataset/restricao_coff_eolica_detail" xlink:type="simple">Restrição de Operação por Constrained-off de Usinas Eólicas - Detalhamento por Usina</text:a></text:p>
          </table:table-cell>
          <table:table-cell table:style-name="ce14" office:value-type="string" calcext:value-type="string">
            <text:p>USINAS_EOLICAS_CONSTRAINED_OF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a xlink:href="https://dados.ons.org.br/dataset/restricao_coff_fotovoltaica" xlink:type="simple">Restrição de Operação por Constrained-off de Usinas Fotovoltaicas</text:a></text:p>
          </table:table-cell>
          <table:table-cell table:style-name="ce15" office:value-type="string" calcext:value-type="string">
            <text:p>RESTRICAO_OPERACAO_CONSTRAINED_OFF_USINAS_FOTOVOLTAIC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a xlink:href="https://dados.ons.org.br/dataset/restricao_coff_fotovoltaica_detail" xlink:type="simple">Restrição de Operação por Constrained-off de Usinas Fotovoltaicas - Detalhamento por Usina</text:a></text:p>
          </table:table-cell>
          <table:table-cell table:style-name="ce11" office:value-type="string" calcext:value-type="string">
            <text:p>USINAS_FOTOVOLTAICAS_CONSTRAINED_OF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Planilha1.A1:Planilha1.C7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9">00/00/0000</text:date>, <text:time style:data-style-name="N2" text:time-value="22:36:55.74060372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0T19:35:53.763957177</meta:creation-date>
    <dc:date>2025-07-29T23:23:15.641195765</dc:date>
    <meta:editing-duration>PT3H48M21S</meta:editing-duration>
    <meta:editing-cycles>9</meta:editing-cycles>
    <meta:generator>LibreOffice/25.2.2.2$Linux_X86_64 LibreOffice_project/520$Build-2</meta:generator>
    <meta:document-statistic meta:table-count="1" meta:cell-count="467" meta:object-count="0"/>
  </office:meta>
</office:document-meta>
</file>